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false" fo:min-height="0.86cm" fo:min-width="0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text-properties style:font-name="Open Sans" fo:font-size="15pt" style:font-size-asian="15pt" style:font-size-complex="15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style:font-name="Open Sans" fo:font-size="18pt" fo:font-weight="bold" style:font-size-asian="18pt" style:font-weight-asian="bold" style:font-size-complex="18pt" style:font-weight-complex="bold"/>
    </style:style>
    <style:style style:name="T1" style:family="text">
      <style:text-properties style:font-name="Open Sans" fo:font-size="15pt" style:font-size-asian="15pt" style:font-size-complex="15pt"/>
    </style:style>
    <style:style style:name="T2" style:family="text">
      <style:text-properties style:font-name="Open San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8" draw:id="id8">
          <draw:custom-shape draw:name="Freeform 342" draw:style-name="gr1" draw:text-style-name="P1" draw:layer="layout" svg:width="3cm" svg:height="0.89cm" svg:x="14.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7" draw:id="id7">
          <draw:custom-shape draw:name="Freeform 246" draw:style-name="gr3" draw:text-style-name="P1" draw:layer="layout" svg:width="3cm" svg:height="3cm" svg:x="4.5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685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828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225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9" draw:id="id9" draw:layer="layout" svg:width="3cm" svg:height="1.74cm" svg:x="14.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75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345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376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163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345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345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1cm" svg:height="0.966cm" svg:x="3.45cm" svg:y="15.5cm">
          <draw:text-box>
            <text:p><text:span text:style-name="T1">Machine 1 (Server) </text:span></text:p>
          </draw:text-box>
        </draw:frame>
        <draw:frame draw:style-name="gr8" draw:text-style-name="P2" xml:id="id4" draw:id="id4" draw:layer="layout" svg:width="5.9cm" svg:height="0.966cm" svg:x="3.05cm" svg:y="22.4cm">
          <draw:text-box>
            <text:p><text:span text:style-name="T1">LAN1 (192.168.1.1/24)</text:span></text:p>
          </draw:text-box>
        </draw:frame>
        <draw:frame draw:style-name="gr8" draw:text-style-name="P2" draw:layer="layout" svg:width="4cm" svg:height="0.966cm" svg:x="14.125cm" svg:y="19.055cm">
          <draw:text-box>
            <text:p><text:span text:style-name="T1">Switch/Router</text:span></text:p>
          </draw:text-box>
        </draw:frame>
        <draw:connector draw:style-name="gr9" draw:text-style-name="P3" draw:layer="layout" svg:x1="7.25cm" svg:y1="18.38cm" svg:x2="14.625cm" svg:y2="18.38cm" draw:start-shape="id1" draw:start-glue-point="1" draw:end-shape="id2" svg:d="M7250 18380h7375" svg:viewBox="0 0 7376 1">
          <text:p/>
        </draw:connector>
        <draw:frame draw:style-name="gr8" draw:text-style-name="P2" draw:layer="layout" svg:width="1.675cm" svg:height="0.966cm" svg:x="10.025cm" svg:y="17.4cm">
          <draw:text-box>
            <text:p><text:span text:style-name="T1">eth0</text:span></text:p>
          </draw:text-box>
        </draw:frame>
        <draw:frame draw:style-name="gr8" draw:text-style-name="P2" xml:id="id10" draw:id="id10" draw:layer="layout" svg:width="5cm" svg:height="0.966cm" svg:x="3.5cm" svg:y="14.7cm">
          <draw:text-box>
            <text:p><text:span text:style-name="T1">tun0 (192.168.0.1)</text:span></text:p>
          </draw:text-box>
        </draw:frame>
        <draw:frame draw:style-name="gr8" draw:text-style-name="P2" xml:id="id3" draw:id="id3" draw:layer="layout" svg:width="1.7cm" svg:height="0.966cm" svg:x="5.15cm" svg:y="20.4cm">
          <draw:text-box>
            <text:p><text:span text:style-name="T1">eth1</text:span></text:p>
          </draw:text-box>
        </draw:frame>
        <draw:connector draw:style-name="gr10" draw:text-style-name="P4" draw:layer="layout" svg:x1="6cm" svg:y1="21.366cm" svg:x2="6cm" svg:y2="22.4cm" draw:start-shape="id3" draw:start-glue-point="2" draw:end-shape="id4" draw:end-glue-point="0" svg:d="M6000 21366v1034" svg:viewBox="0 0 1 1035">
          <text:p/>
        </draw:connector>
        <draw:frame draw:style-name="gr8" draw:text-style-name="P2" draw:layer="layout" svg:width="5.1cm" svg:height="0.966cm" svg:x="3.45cm" svg:y="8.5cm">
          <draw:text-box>
            <text:p><text:span text:style-name="T1">Machine 2 (Client) </text:span></text:p>
          </draw:text-box>
        </draw:frame>
        <draw:frame draw:style-name="gr8" draw:text-style-name="P2" xml:id="id11" draw:id="id11" draw:layer="layout" svg:width="5cm" svg:height="0.966cm" svg:x="3.5cm" svg:y="9.4cm">
          <draw:text-box>
            <text:p><text:span text:style-name="T1">tun0 (192.168.0.2)</text:span></text:p>
          </draw:text-box>
        </draw:frame>
        <draw:frame draw:style-name="gr8" draw:text-style-name="P2" xml:id="id5" draw:id="id5" draw:layer="layout" svg:width="1.7cm" svg:height="0.966cm" svg:x="5.15cm" svg:y="4.4cm">
          <draw:text-box>
            <text:p><text:span text:style-name="T1">eth1</text:span></text:p>
          </draw:text-box>
        </draw:frame>
        <draw:frame draw:style-name="gr8" draw:text-style-name="P2" xml:id="id6" draw:id="id6" draw:layer="layout" svg:width="5.9cm" svg:height="0.966cm" svg:x="3.05cm" svg:y="2.219cm">
          <draw:text-box>
            <text:p><text:span text:style-name="T1">LAN2 (192.168.2.1/24)</text:span></text:p>
          </draw:text-box>
        </draw:frame>
        <draw:connector draw:style-name="gr10" draw:text-style-name="P4" draw:layer="layout" svg:x1="6cm" svg:y1="4.4cm" svg:x2="6cm" svg:y2="3.185cm" draw:start-shape="id5" draw:start-glue-point="0" draw:end-shape="id6" draw:end-glue-point="2" svg:d="M6000 4400v-1215" svg:viewBox="0 0 1 1216">
          <text:p/>
        </draw:connector>
        <draw:connector draw:style-name="gr9" draw:text-style-name="P3" draw:layer="layout" draw:type="line" svg:x1="7.5cm" svg:y1="6.9cm" svg:x2="14.625cm" svg:y2="6.9cm" draw:start-shape="id7" draw:start-glue-point="1" draw:end-shape="id8" draw:end-glue-point="3" svg:d="M7500 6900h7125" svg:viewBox="0 0 7126 1">
          <text:p/>
        </draw:connector>
        <draw:frame draw:style-name="gr8" draw:text-style-name="P2" draw:layer="layout" svg:width="1.675cm" svg:height="0.966cm" svg:x="10.026cm" svg:y="5.936cm">
          <draw:text-box>
            <text:p><text:span text:style-name="T1">eth0</text:span></text:p>
          </draw:text-box>
        </draw:frame>
        <draw:frame draw:style-name="gr8" draw:text-style-name="P2" draw:layer="layout" svg:width="2.5cm" svg:height="0.966cm" svg:x="14.875cm" svg:y="11.636cm">
          <draw:text-box>
            <text:p><text:span text:style-name="T1">Internet</text:span></text:p>
          </draw:text-box>
        </draw:frame>
        <draw:connector draw:style-name="gr10" draw:text-style-name="P4" draw:layer="layout" svg:x1="16.125cm" svg:y1="7.345cm" svg:x2="16.125cm" svg:y2="11.061cm" draw:start-shape="id8" draw:start-glue-point="2" draw:end-shape="id9" draw:end-glue-point="0" svg:d="M16125 7345v3716" svg:viewBox="0 0 1 3717">
          <text:p/>
        </draw:connector>
        <draw:connector draw:style-name="gr10" draw:text-style-name="P4" draw:layer="layout" svg:x1="16.125cm" svg:y1="12.801cm" svg:x2="16.125cm" svg:y2="17.935cm" draw:start-shape="id9" draw:start-glue-point="2" draw:end-shape="id2" draw:end-glue-point="0" svg:d="M16125 12801v5134" svg:viewBox="0 0 1 5135">
          <text:p/>
        </draw:connector>
        <draw:connector draw:style-name="gr10" draw:text-style-name="P4" draw:layer="layout" svg:x1="6cm" svg:y1="14.7cm" svg:x2="6cm" svg:y2="10.366cm" draw:start-shape="id10" draw:start-glue-point="0" draw:end-shape="id11" draw:end-glue-point="2" svg:d="M6000 14700v-4334" svg:viewBox="0 0 1 4335">
          <text:p/>
        </draw:connector>
        <draw:frame draw:style-name="gr11" draw:text-style-name="P5" draw:layer="layout" svg:width="4.2cm" svg:height="1.11cm" svg:x="6.3cm" svg:y="12.2cm">
          <draw:text-box>
            <text:p><text:span text:style-name="T2">VPN Tunnel</text:span></text:p>
          </draw:text-box>
        </draw:frame>
        <draw:frame draw:style-name="gr8" draw:text-style-name="P2" draw:layer="layout" svg:width="4cm" svg:height="0.966cm" svg:x="14.125cm" svg:y="5.255cm">
          <draw:text-box>
            <text:p><text:span text:style-name="T1">Switch/Rou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8T13:16:07.822574597</meta:creation-date>
    <dc:date>2017-08-28T15:13:38.281742003</dc:date>
    <meta:editing-duration>PT59M39S</meta:editing-duration>
    <meta:editing-cycles>26</meta:editing-cycles>
    <meta:generator>LibreOffice/5.3.3.2$Linux_X86_64 LibreOffice_project/30m0$Build-2</meta:generator>
    <meta:document-statistic meta:object-count="64"/>
  </office:meta>
</office:document-meta>
</file>